
<file path=META-INF/manifest.xml><?xml version="1.0" encoding="utf-8"?>
<manifest:manifest xmlns:manifest="urn:oasis:names:tc:opendocument:xmlns:manifest:1.0" manifest:version="1.2">
  <manifest:file-entry manifest:media-type="application/vnd.oasis.opendocument.text" manifest:full-path="/"/>
  <manifest:file-entry manifest:media-type="text/xml" manifest:full-path="settings.xml"/>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automatic-styles>
    <style:style style:name="T1" style:family="text">
      <style:text-properties fo:color="#2980b9"/>
    </style:style>
    <style:style style:name="T2" style:family="text">
      <style:text-properties fo:font-weight="bold"/>
    </style:style>
    <style:style style:name="P1" style:family="paragraph"/>
    <style:style style:name="P2" style:family="paragraph">
      <style:paragraph-properties fo:margin-bottom="12.000000000000000pt" fo:margin-top="16.000000000000000pt"/>
      <style:text-properties fo:font-weight="bold"/>
    </style:style>
    <style:style style:name="P3" style:family="paragraph">
      <style:paragraph-properties fo:margin-bottom="12.000000000000000pt" fo:margin-top="18.000000000000000pt"/>
      <style:text-properties fo:font-weight="bold"/>
    </style:style>
    <style:style style:name="P4" style:family="paragraph">
      <style:text-properties fo:background-color="#0000ff"/>
    </style:style>
    <style:style style:name="P5" style:family="paragraph">
      <style:paragraph-properties fo:margin-top="12.000000000000000pt"/>
    </style:style>
    <style:style style:name="P6" style:family="paragraph">
      <style:paragraph-properties fo:margin-bottom="12.000000000000000pt"/>
    </style:style>
    <style:style style:name="P7" style:family="paragraph">
      <style:paragraph-properties fo:margin-bottom="0.000000000000000pt"/>
    </style:style>
    <style:style style:name="P8" style:family="paragraph">
      <style:paragraph-properties fo:margin-bottom="12.000000000000000pt" fo:margin-top="14.000000000000000pt"/>
      <style:text-properties fo:font-weight="bold"/>
    </style:style>
    <style:style style:name="P9" style:family="paragraph">
      <style:paragraph-properties fo:text-align="center"/>
      <style:text-properties fo:font-weight="bold"/>
    </style:style>
    <style:style style:name="P10" style:family="paragraph">
      <style:paragraph-properties fo:text-align="start"/>
    </style:style>
    <style:style style:name="P11" style:family="paragraph">
      <style:paragraph-properties fo:margin-bottom="12.000000000000000pt" fo:margin-top="12.000000000000000pt"/>
    </style:style>
    <style:style style:name="Table1" style:family="table">
      <style:table-properties fo:margin="0.000000000000000pt"/>
    </style:style>
    <style:style style:name="Table1.A" style:family="table-column"/>
    <style:style style:name="Table1.A1" style:family="table-cell"/>
    <text:list-style style:name="L7">
      <text:list-level-style-bullet text:bullet-char="●" text:level="1" style:num-prefix="" style:num-suffix="">
        <style:list-level-properties text:list-level-position-and-space-mode="label-alignment">
          <style:list-level-label-alignment text:label-followed-by="listtab" text:list-tab-stop-position="30.00000000000pt" fo:text-indent="10.00000000000pt" fo:margin-left="20.00000000000pt"/>
        </style:list-level-properties>
      </text:list-level-style-bullet>
      <text:list-level-style-number text:start-value="1" text:display-levels="1" style:num-format="1" text:level="2" style:num-suffix=".">
        <style:list-level-properties text:list-level-position-and-space-mode="label-alignment">
          <style:list-level-label-alignment text:label-followed-by="listtab" text:list-tab-stop-position="40.00000000000pt" fo:text-indent="10.00000000000pt" fo:margin-left="30.00000000000pt"/>
        </style:list-level-properties>
      </text:list-level-style-number>
      <text:list-level-style-number text:start-value="1" text:display-levels="1" style:num-format="1" text:level="3" style:num-suffix=".">
        <style:list-level-properties text:list-level-position-and-space-mode="label-alignment">
          <style:list-level-label-alignment text:label-followed-by="listtab" text:list-tab-stop-position="50.00000000000pt" fo:text-indent="10.00000000000pt" fo:margin-left="40.00000000000pt"/>
        </style:list-level-properties>
      </text:list-level-style-number>
      <text:list-level-style-number text:start-value="1" text:display-levels="1" style:num-format="1" text:level="4" style:num-suffix=".">
        <style:list-level-properties text:list-level-position-and-space-mode="label-alignment">
          <style:list-level-label-alignment text:label-followed-by="listtab" text:list-tab-stop-position="60.00000000000pt" fo:text-indent="10.00000000000pt" fo:margin-left="50.00000000000pt"/>
        </style:list-level-properties>
      </text:list-level-style-number>
      <text:list-level-style-number text:start-value="1" text:display-levels="1" style:num-format="1" text:level="5" style:num-suffix=".">
        <style:list-level-properties text:list-level-position-and-space-mode="label-alignment">
          <style:list-level-label-alignment text:label-followed-by="listtab" text:list-tab-stop-position="70.00000000000pt" fo:text-indent="10.00000000000pt" fo:margin-left="60.00000000000pt"/>
        </style:list-level-properties>
      </text:list-level-style-number>
      <text:list-level-style-number text:start-value="1" text:display-levels="1" style:num-format="1" text:level="6" style:num-suffix=".">
        <style:list-level-properties text:list-level-position-and-space-mode="label-alignment">
          <style:list-level-label-alignment text:label-followed-by="listtab" text:list-tab-stop-position="80.00000000000pt" fo:text-indent="10.00000000000pt" fo:margin-left="70.00000000000pt"/>
        </style:list-level-properties>
      </text:list-level-style-number>
      <text:list-level-style-number text:start-value="1" text:display-levels="1" style:num-format="1" text:level="7" style:num-suffix=".">
        <style:list-level-properties text:list-level-position-and-space-mode="label-alignment">
          <style:list-level-label-alignment text:label-followed-by="listtab" text:list-tab-stop-position="90.00000000000pt" fo:text-indent="10.00000000000pt" fo:margin-left="80.00000000000pt"/>
        </style:list-level-properties>
      </text:list-level-style-number>
      <text:list-level-style-number text:start-value="1" text:display-levels="1" style:num-format="1" text:level="8" style:num-suffix=".">
        <style:list-level-properties text:list-level-position-and-space-mode="label-alignment">
          <style:list-level-label-alignment text:label-followed-by="listtab" text:list-tab-stop-position="100.00000000000pt" fo:text-indent="10.00000000000pt" fo:margin-left="90.00000000000pt"/>
        </style:list-level-properties>
      </text:list-level-style-number>
      <text:list-level-style-number text:start-value="1" text:display-levels="1" style:num-format="1" text:level="9" style:num-suffix=".">
        <style:list-level-properties text:list-level-position-and-space-mode="label-alignment">
          <style:list-level-label-alignment text:label-followed-by="listtab" text:list-tab-stop-position="110.00000000000pt" fo:text-indent="10.00000000000pt" fo:margin-left="100.00000000000pt"/>
        </style:list-level-properties>
      </text:list-level-style-number>
      <text:list-level-style-number text:start-value="1" text:display-levels="1" style:num-format="1" text:level="10" style:num-suffix=".">
        <style:list-level-properties text:list-level-position-and-space-mode="label-alignment">
          <style:list-level-label-alignment text:label-followed-by="listtab" text:list-tab-stop-position="120.00000000000pt" fo:text-indent="10.00000000000pt" fo:margin-left="110.00000000000pt"/>
        </style:list-level-properties>
      </text:list-level-style-number>
    </text:list-style>
    <text:list-style style:name="L8">
      <text:list-level-style-number text:start-value="1" text:display-levels="1" style:num-format="1" text:level="1" style:num-suffix=".">
        <style:list-level-properties text:list-level-position-and-space-mode="label-alignment">
          <style:list-level-label-alignment text:label-followed-by="listtab" text:list-tab-stop-position="30.00000000000pt" fo:text-indent="10.00000000000pt" fo:margin-left="20.00000000000pt"/>
        </style:list-level-properties>
      </text:list-level-style-number>
      <text:list-level-style-bullet text:bullet-char="○" text:level="2" style:num-prefix="" style:num-suffix="">
        <style:list-level-properties text:list-level-position-and-space-mode="label-alignment">
          <style:list-level-label-alignment text:label-followed-by="listtab" text:list-tab-stop-position="40.00000000000pt" fo:text-indent="10.00000000000pt" fo:margin-left="30.00000000000pt"/>
        </style:list-level-properties>
      </text:list-level-style-bullet>
      <text:list-level-style-number text:start-value="1" text:display-levels="1" style:num-format="1" text:level="3" style:num-suffix=".">
        <style:list-level-properties text:list-level-position-and-space-mode="label-alignment">
          <style:list-level-label-alignment text:label-followed-by="listtab" text:list-tab-stop-position="50.00000000000pt" fo:text-indent="10.00000000000pt" fo:margin-left="40.00000000000pt"/>
        </style:list-level-properties>
      </text:list-level-style-number>
      <text:list-level-style-number text:start-value="1" text:display-levels="1" style:num-format="1" text:level="4" style:num-suffix=".">
        <style:list-level-properties text:list-level-position-and-space-mode="label-alignment">
          <style:list-level-label-alignment text:label-followed-by="listtab" text:list-tab-stop-position="60.00000000000pt" fo:text-indent="10.00000000000pt" fo:margin-left="50.00000000000pt"/>
        </style:list-level-properties>
      </text:list-level-style-number>
      <text:list-level-style-number text:start-value="1" text:display-levels="1" style:num-format="1" text:level="5" style:num-suffix=".">
        <style:list-level-properties text:list-level-position-and-space-mode="label-alignment">
          <style:list-level-label-alignment text:label-followed-by="listtab" text:list-tab-stop-position="70.00000000000pt" fo:text-indent="10.00000000000pt" fo:margin-left="60.00000000000pt"/>
        </style:list-level-properties>
      </text:list-level-style-number>
      <text:list-level-style-number text:start-value="1" text:display-levels="1" style:num-format="1" text:level="6" style:num-suffix=".">
        <style:list-level-properties text:list-level-position-and-space-mode="label-alignment">
          <style:list-level-label-alignment text:label-followed-by="listtab" text:list-tab-stop-position="80.00000000000pt" fo:text-indent="10.00000000000pt" fo:margin-left="70.00000000000pt"/>
        </style:list-level-properties>
      </text:list-level-style-number>
      <text:list-level-style-number text:start-value="1" text:display-levels="1" style:num-format="1" text:level="7" style:num-suffix=".">
        <style:list-level-properties text:list-level-position-and-space-mode="label-alignment">
          <style:list-level-label-alignment text:label-followed-by="listtab" text:list-tab-stop-position="90.00000000000pt" fo:text-indent="10.00000000000pt" fo:margin-left="80.00000000000pt"/>
        </style:list-level-properties>
      </text:list-level-style-number>
      <text:list-level-style-number text:start-value="1" text:display-levels="1" style:num-format="1" text:level="8" style:num-suffix=".">
        <style:list-level-properties text:list-level-position-and-space-mode="label-alignment">
          <style:list-level-label-alignment text:label-followed-by="listtab" text:list-tab-stop-position="100.00000000000pt" fo:text-indent="10.00000000000pt" fo:margin-left="90.00000000000pt"/>
        </style:list-level-properties>
      </text:list-level-style-number>
      <text:list-level-style-number text:start-value="1" text:display-levels="1" style:num-format="1" text:level="9" style:num-suffix=".">
        <style:list-level-properties text:list-level-position-and-space-mode="label-alignment">
          <style:list-level-label-alignment text:label-followed-by="listtab" text:list-tab-stop-position="110.00000000000pt" fo:text-indent="10.00000000000pt" fo:margin-left="100.00000000000pt"/>
        </style:list-level-properties>
      </text:list-level-style-number>
      <text:list-level-style-number text:start-value="1" text:display-levels="1" style:num-format="1" text:level="10" style:num-suffix=".">
        <style:list-level-properties text:list-level-position-and-space-mode="label-alignment">
          <style:list-level-label-alignment text:label-followed-by="listtab" text:list-tab-stop-position="120.00000000000pt" fo:text-indent="10.00000000000pt" fo:margin-left="110.00000000000pt"/>
        </style:list-level-properties>
      </text:list-level-style-number>
    </text:list-style>
    <text:list-style style:name="L9">
      <text:list-level-style-number text:start-value="1" text:display-levels="1" style:num-format="1" text:level="1" style:num-suffix=".">
        <style:list-level-properties text:list-level-position-and-space-mode="label-alignment">
          <style:list-level-label-alignment text:label-followed-by="listtab" text:list-tab-stop-position="30.00000000000pt" fo:text-indent="10.00000000000pt" fo:margin-left="20.00000000000pt"/>
        </style:list-level-properties>
      </text:list-level-style-number>
      <text:list-level-style-bullet text:bullet-char="○" text:level="2" style:num-prefix="" style:num-suffix="">
        <style:list-level-properties text:list-level-position-and-space-mode="label-alignment">
          <style:list-level-label-alignment text:label-followed-by="listtab" text:list-tab-stop-position="40.00000000000pt" fo:text-indent="10.00000000000pt" fo:margin-left="30.00000000000pt"/>
        </style:list-level-properties>
      </text:list-level-style-bullet>
      <text:list-level-style-number text:start-value="1" text:display-levels="1" style:num-format="1" text:level="3" style:num-suffix=".">
        <style:list-level-properties text:list-level-position-and-space-mode="label-alignment">
          <style:list-level-label-alignment text:label-followed-by="listtab" text:list-tab-stop-position="50.00000000000pt" fo:text-indent="10.00000000000pt" fo:margin-left="40.00000000000pt"/>
        </style:list-level-properties>
      </text:list-level-style-number>
      <text:list-level-style-number text:start-value="1" text:display-levels="1" style:num-format="1" text:level="4" style:num-suffix=".">
        <style:list-level-properties text:list-level-position-and-space-mode="label-alignment">
          <style:list-level-label-alignment text:label-followed-by="listtab" text:list-tab-stop-position="60.00000000000pt" fo:text-indent="10.00000000000pt" fo:margin-left="50.00000000000pt"/>
        </style:list-level-properties>
      </text:list-level-style-number>
      <text:list-level-style-number text:start-value="1" text:display-levels="1" style:num-format="1" text:level="5" style:num-suffix=".">
        <style:list-level-properties text:list-level-position-and-space-mode="label-alignment">
          <style:list-level-label-alignment text:label-followed-by="listtab" text:list-tab-stop-position="70.00000000000pt" fo:text-indent="10.00000000000pt" fo:margin-left="60.00000000000pt"/>
        </style:list-level-properties>
      </text:list-level-style-number>
      <text:list-level-style-number text:start-value="1" text:display-levels="1" style:num-format="1" text:level="6" style:num-suffix=".">
        <style:list-level-properties text:list-level-position-and-space-mode="label-alignment">
          <style:list-level-label-alignment text:label-followed-by="listtab" text:list-tab-stop-position="80.00000000000pt" fo:text-indent="10.00000000000pt" fo:margin-left="70.00000000000pt"/>
        </style:list-level-properties>
      </text:list-level-style-number>
      <text:list-level-style-number text:start-value="1" text:display-levels="1" style:num-format="1" text:level="7" style:num-suffix=".">
        <style:list-level-properties text:list-level-position-and-space-mode="label-alignment">
          <style:list-level-label-alignment text:label-followed-by="listtab" text:list-tab-stop-position="90.00000000000pt" fo:text-indent="10.00000000000pt" fo:margin-left="80.00000000000pt"/>
        </style:list-level-properties>
      </text:list-level-style-number>
      <text:list-level-style-number text:start-value="1" text:display-levels="1" style:num-format="1" text:level="8" style:num-suffix=".">
        <style:list-level-properties text:list-level-position-and-space-mode="label-alignment">
          <style:list-level-label-alignment text:label-followed-by="listtab" text:list-tab-stop-position="100.00000000000pt" fo:text-indent="10.00000000000pt" fo:margin-left="90.00000000000pt"/>
        </style:list-level-properties>
      </text:list-level-style-number>
      <text:list-level-style-number text:start-value="1" text:display-levels="1" style:num-format="1" text:level="9" style:num-suffix=".">
        <style:list-level-properties text:list-level-position-and-space-mode="label-alignment">
          <style:list-level-label-alignment text:label-followed-by="listtab" text:list-tab-stop-position="110.00000000000pt" fo:text-indent="10.00000000000pt" fo:margin-left="100.00000000000pt"/>
        </style:list-level-properties>
      </text:list-level-style-number>
      <text:list-level-style-number text:start-value="1" text:display-levels="1" style:num-format="1" text:level="10" style:num-suffix=".">
        <style:list-level-properties text:list-level-position-and-space-mode="label-alignment">
          <style:list-level-label-alignment text:label-followed-by="listtab" text:list-tab-stop-position="120.00000000000pt" fo:text-indent="10.00000000000pt" fo:margin-left="110.00000000000pt"/>
        </style:list-level-properties>
      </text:list-level-style-number>
    </text:list-style>
    <text:list-style style:name="L10">
      <text:list-level-style-number text:start-value="1" text:display-levels="1" style:num-format="1" text:level="1" style:num-suffix=".">
        <style:list-level-properties text:list-level-position-and-space-mode="label-alignment">
          <style:list-level-label-alignment text:label-followed-by="listtab" text:list-tab-stop-position="30.00000000000pt" fo:text-indent="10.00000000000pt" fo:margin-left="20.00000000000pt"/>
        </style:list-level-properties>
      </text:list-level-style-number>
      <text:list-level-style-bullet text:bullet-char="○" text:level="2" style:num-prefix="" style:num-suffix="">
        <style:list-level-properties text:list-level-position-and-space-mode="label-alignment">
          <style:list-level-label-alignment text:label-followed-by="listtab" text:list-tab-stop-position="40.00000000000pt" fo:text-indent="10.00000000000pt" fo:margin-left="30.00000000000pt"/>
        </style:list-level-properties>
      </text:list-level-style-bullet>
      <text:list-level-style-number text:start-value="1" text:display-levels="1" style:num-format="1" text:level="3" style:num-suffix=".">
        <style:list-level-properties text:list-level-position-and-space-mode="label-alignment">
          <style:list-level-label-alignment text:label-followed-by="listtab" text:list-tab-stop-position="50.00000000000pt" fo:text-indent="10.00000000000pt" fo:margin-left="40.00000000000pt"/>
        </style:list-level-properties>
      </text:list-level-style-number>
      <text:list-level-style-number text:start-value="1" text:display-levels="1" style:num-format="1" text:level="4" style:num-suffix=".">
        <style:list-level-properties text:list-level-position-and-space-mode="label-alignment">
          <style:list-level-label-alignment text:label-followed-by="listtab" text:list-tab-stop-position="60.00000000000pt" fo:text-indent="10.00000000000pt" fo:margin-left="50.00000000000pt"/>
        </style:list-level-properties>
      </text:list-level-style-number>
      <text:list-level-style-number text:start-value="1" text:display-levels="1" style:num-format="1" text:level="5" style:num-suffix=".">
        <style:list-level-properties text:list-level-position-and-space-mode="label-alignment">
          <style:list-level-label-alignment text:label-followed-by="listtab" text:list-tab-stop-position="70.00000000000pt" fo:text-indent="10.00000000000pt" fo:margin-left="60.00000000000pt"/>
        </style:list-level-properties>
      </text:list-level-style-number>
      <text:list-level-style-number text:start-value="1" text:display-levels="1" style:num-format="1" text:level="6" style:num-suffix=".">
        <style:list-level-properties text:list-level-position-and-space-mode="label-alignment">
          <style:list-level-label-alignment text:label-followed-by="listtab" text:list-tab-stop-position="80.00000000000pt" fo:text-indent="10.00000000000pt" fo:margin-left="70.00000000000pt"/>
        </style:list-level-properties>
      </text:list-level-style-number>
      <text:list-level-style-number text:start-value="1" text:display-levels="1" style:num-format="1" text:level="7" style:num-suffix=".">
        <style:list-level-properties text:list-level-position-and-space-mode="label-alignment">
          <style:list-level-label-alignment text:label-followed-by="listtab" text:list-tab-stop-position="90.00000000000pt" fo:text-indent="10.00000000000pt" fo:margin-left="80.00000000000pt"/>
        </style:list-level-properties>
      </text:list-level-style-number>
      <text:list-level-style-number text:start-value="1" text:display-levels="1" style:num-format="1" text:level="8" style:num-suffix=".">
        <style:list-level-properties text:list-level-position-and-space-mode="label-alignment">
          <style:list-level-label-alignment text:label-followed-by="listtab" text:list-tab-stop-position="100.00000000000pt" fo:text-indent="10.00000000000pt" fo:margin-left="90.00000000000pt"/>
        </style:list-level-properties>
      </text:list-level-style-number>
      <text:list-level-style-number text:start-value="1" text:display-levels="1" style:num-format="1" text:level="9" style:num-suffix=".">
        <style:list-level-properties text:list-level-position-and-space-mode="label-alignment">
          <style:list-level-label-alignment text:label-followed-by="listtab" text:list-tab-stop-position="110.00000000000pt" fo:text-indent="10.00000000000pt" fo:margin-left="100.00000000000pt"/>
        </style:list-level-properties>
      </text:list-level-style-number>
      <text:list-level-style-number text:start-value="1" text:display-levels="1" style:num-format="1" text:level="10" style:num-suffix=".">
        <style:list-level-properties text:list-level-position-and-space-mode="label-alignment">
          <style:list-level-label-alignment text:label-followed-by="listtab" text:list-tab-stop-position="120.00000000000pt" fo:text-indent="10.00000000000pt" fo:margin-left="110.00000000000pt"/>
        </style:list-level-properties>
      </text:list-level-style-number>
    </text:list-style>
    <text:list-style style:name="L11">
      <text:list-level-style-number text:start-value="1" text:display-levels="1" style:num-format="1" text:level="1" style:num-prefix="" style:num-suffix="">
        <style:list-level-properties text:list-level-position-and-space-mode="label-alignment">
          <style:list-level-label-alignment text:label-followed-by="listtab" text:list-tab-stop-position="30.00000000000pt" fo:text-indent="10.00000000000pt" fo:margin-left="20.00000000000pt"/>
        </style:list-level-properties>
      </text:list-level-style-number>
      <text:list-level-style-number text:start-value="1" text:display-levels="1" style:num-format="1" text:level="2" style:num-suffix=".">
        <style:list-level-properties text:list-level-position-and-space-mode="label-alignment">
          <style:list-level-label-alignment text:label-followed-by="listtab" text:list-tab-stop-position="40.00000000000pt" fo:text-indent="10.00000000000pt" fo:margin-left="30.00000000000pt"/>
        </style:list-level-properties>
      </text:list-level-style-number>
      <text:list-level-style-number text:start-value="1" text:display-levels="1" style:num-format="1" text:level="3" style:num-suffix=".">
        <style:list-level-properties text:list-level-position-and-space-mode="label-alignment">
          <style:list-level-label-alignment text:label-followed-by="listtab" text:list-tab-stop-position="50.00000000000pt" fo:text-indent="10.00000000000pt" fo:margin-left="40.00000000000pt"/>
        </style:list-level-properties>
      </text:list-level-style-number>
      <text:list-level-style-number text:start-value="1" text:display-levels="1" style:num-format="1" text:level="4" style:num-suffix=".">
        <style:list-level-properties text:list-level-position-and-space-mode="label-alignment">
          <style:list-level-label-alignment text:label-followed-by="listtab" text:list-tab-stop-position="60.00000000000pt" fo:text-indent="10.00000000000pt" fo:margin-left="50.00000000000pt"/>
        </style:list-level-properties>
      </text:list-level-style-number>
      <text:list-level-style-number text:start-value="1" text:display-levels="1" style:num-format="1" text:level="5" style:num-suffix=".">
        <style:list-level-properties text:list-level-position-and-space-mode="label-alignment">
          <style:list-level-label-alignment text:label-followed-by="listtab" text:list-tab-stop-position="70.00000000000pt" fo:text-indent="10.00000000000pt" fo:margin-left="60.00000000000pt"/>
        </style:list-level-properties>
      </text:list-level-style-number>
      <text:list-level-style-number text:start-value="1" text:display-levels="1" style:num-format="1" text:level="6" style:num-suffix=".">
        <style:list-level-properties text:list-level-position-and-space-mode="label-alignment">
          <style:list-level-label-alignment text:label-followed-by="listtab" text:list-tab-stop-position="80.00000000000pt" fo:text-indent="10.00000000000pt" fo:margin-left="70.00000000000pt"/>
        </style:list-level-properties>
      </text:list-level-style-number>
      <text:list-level-style-number text:start-value="1" text:display-levels="1" style:num-format="1" text:level="7" style:num-suffix=".">
        <style:list-level-properties text:list-level-position-and-space-mode="label-alignment">
          <style:list-level-label-alignment text:label-followed-by="listtab" text:list-tab-stop-position="90.00000000000pt" fo:text-indent="10.00000000000pt" fo:margin-left="80.00000000000pt"/>
        </style:list-level-properties>
      </text:list-level-style-number>
      <text:list-level-style-number text:start-value="1" text:display-levels="1" style:num-format="1" text:level="8" style:num-suffix=".">
        <style:list-level-properties text:list-level-position-and-space-mode="label-alignment">
          <style:list-level-label-alignment text:label-followed-by="listtab" text:list-tab-stop-position="100.00000000000pt" fo:text-indent="10.00000000000pt" fo:margin-left="90.00000000000pt"/>
        </style:list-level-properties>
      </text:list-level-style-number>
      <text:list-level-style-number text:start-value="1" text:display-levels="1" style:num-format="1" text:level="9" style:num-suffix=".">
        <style:list-level-properties text:list-level-position-and-space-mode="label-alignment">
          <style:list-level-label-alignment text:label-followed-by="listtab" text:list-tab-stop-position="110.00000000000pt" fo:text-indent="10.00000000000pt" fo:margin-left="100.00000000000pt"/>
        </style:list-level-properties>
      </text:list-level-style-number>
      <text:list-level-style-number text:start-value="1" text:display-levels="1" style:num-format="1" text:level="10" style:num-suffix=".">
        <style:list-level-properties text:list-level-position-and-space-mode="label-alignment">
          <style:list-level-label-alignment text:label-followed-by="listtab" text:list-tab-stop-position="120.00000000000pt" fo:text-indent="10.00000000000pt" fo:margin-left="110.00000000000pt"/>
        </style:list-level-properties>
      </text:list-level-style-number>
    </text:list-style>
    <text:list-style style:name="L12">
      <text:list-level-style-bullet text:bullet-char="●" text:level="1" style:num-prefix="" style:num-suffix="">
        <style:list-level-properties text:list-level-position-and-space-mode="label-alignment">
          <style:list-level-label-alignment text:label-followed-by="listtab" text:list-tab-stop-position="30.00000000000pt" fo:text-indent="10.00000000000pt" fo:margin-left="20.00000000000pt"/>
        </style:list-level-properties>
      </text:list-level-style-bullet>
      <text:list-level-style-number text:start-value="1" text:display-levels="1" style:num-format="1" text:level="2" style:num-suffix=".">
        <style:list-level-properties text:list-level-position-and-space-mode="label-alignment">
          <style:list-level-label-alignment text:label-followed-by="listtab" text:list-tab-stop-position="40.00000000000pt" fo:text-indent="10.00000000000pt" fo:margin-left="30.00000000000pt"/>
        </style:list-level-properties>
      </text:list-level-style-number>
      <text:list-level-style-number text:start-value="1" text:display-levels="1" style:num-format="1" text:level="3" style:num-suffix=".">
        <style:list-level-properties text:list-level-position-and-space-mode="label-alignment">
          <style:list-level-label-alignment text:label-followed-by="listtab" text:list-tab-stop-position="50.00000000000pt" fo:text-indent="10.00000000000pt" fo:margin-left="40.00000000000pt"/>
        </style:list-level-properties>
      </text:list-level-style-number>
      <text:list-level-style-number text:start-value="1" text:display-levels="1" style:num-format="1" text:level="4" style:num-suffix=".">
        <style:list-level-properties text:list-level-position-and-space-mode="label-alignment">
          <style:list-level-label-alignment text:label-followed-by="listtab" text:list-tab-stop-position="60.00000000000pt" fo:text-indent="10.00000000000pt" fo:margin-left="50.00000000000pt"/>
        </style:list-level-properties>
      </text:list-level-style-number>
      <text:list-level-style-number text:start-value="1" text:display-levels="1" style:num-format="1" text:level="5" style:num-suffix=".">
        <style:list-level-properties text:list-level-position-and-space-mode="label-alignment">
          <style:list-level-label-alignment text:label-followed-by="listtab" text:list-tab-stop-position="70.00000000000pt" fo:text-indent="10.00000000000pt" fo:margin-left="60.00000000000pt"/>
        </style:list-level-properties>
      </text:list-level-style-number>
      <text:list-level-style-number text:start-value="1" text:display-levels="1" style:num-format="1" text:level="6" style:num-suffix=".">
        <style:list-level-properties text:list-level-position-and-space-mode="label-alignment">
          <style:list-level-label-alignment text:label-followed-by="listtab" text:list-tab-stop-position="80.00000000000pt" fo:text-indent="10.00000000000pt" fo:margin-left="70.00000000000pt"/>
        </style:list-level-properties>
      </text:list-level-style-number>
      <text:list-level-style-number text:start-value="1" text:display-levels="1" style:num-format="1" text:level="7" style:num-suffix=".">
        <style:list-level-properties text:list-level-position-and-space-mode="label-alignment">
          <style:list-level-label-alignment text:label-followed-by="listtab" text:list-tab-stop-position="90.00000000000pt" fo:text-indent="10.00000000000pt" fo:margin-left="80.00000000000pt"/>
        </style:list-level-properties>
      </text:list-level-style-number>
      <text:list-level-style-number text:start-value="1" text:display-levels="1" style:num-format="1" text:level="8" style:num-suffix=".">
        <style:list-level-properties text:list-level-position-and-space-mode="label-alignment">
          <style:list-level-label-alignment text:label-followed-by="listtab" text:list-tab-stop-position="100.00000000000pt" fo:text-indent="10.00000000000pt" fo:margin-left="90.00000000000pt"/>
        </style:list-level-properties>
      </text:list-level-style-number>
      <text:list-level-style-number text:start-value="1" text:display-levels="1" style:num-format="1" text:level="9" style:num-suffix=".">
        <style:list-level-properties text:list-level-position-and-space-mode="label-alignment">
          <style:list-level-label-alignment text:label-followed-by="listtab" text:list-tab-stop-position="110.00000000000pt" fo:text-indent="10.00000000000pt" fo:margin-left="100.00000000000pt"/>
        </style:list-level-properties>
      </text:list-level-style-number>
      <text:list-level-style-number text:start-value="1" text:display-levels="1" style:num-format="1" text:level="10" style:num-suffix=".">
        <style:list-level-properties text:list-level-position-and-space-mode="label-alignment">
          <style:list-level-label-alignment text:label-followed-by="listtab" text:list-tab-stop-position="120.00000000000pt" fo:text-indent="10.00000000000pt" fo:margin-left="110.00000000000pt"/>
        </style:list-level-properties>
      </text:list-level-style-number>
    </text:list-style>
    <text:list-style style:name="L13">
      <text:list-level-style-bullet text:bullet-char="●" text:level="1" style:num-prefix="" style:num-suffix="">
        <style:list-level-properties text:list-level-position-and-space-mode="label-alignment">
          <style:list-level-label-alignment text:label-followed-by="listtab" text:list-tab-stop-position="30.00000000000pt" fo:text-indent="10.00000000000pt" fo:margin-left="20.00000000000pt"/>
        </style:list-level-properties>
      </text:list-level-style-bullet>
      <text:list-level-style-number text:start-value="1" text:display-levels="1" style:num-format="1" text:level="2" style:num-suffix=".">
        <style:list-level-properties text:list-level-position-and-space-mode="label-alignment">
          <style:list-level-label-alignment text:label-followed-by="listtab" text:list-tab-stop-position="40.00000000000pt" fo:text-indent="10.00000000000pt" fo:margin-left="30.00000000000pt"/>
        </style:list-level-properties>
      </text:list-level-style-number>
      <text:list-level-style-number text:start-value="1" text:display-levels="1" style:num-format="1" text:level="3" style:num-suffix=".">
        <style:list-level-properties text:list-level-position-and-space-mode="label-alignment">
          <style:list-level-label-alignment text:label-followed-by="listtab" text:list-tab-stop-position="50.00000000000pt" fo:text-indent="10.00000000000pt" fo:margin-left="40.00000000000pt"/>
        </style:list-level-properties>
      </text:list-level-style-number>
      <text:list-level-style-number text:start-value="1" text:display-levels="1" style:num-format="1" text:level="4" style:num-suffix=".">
        <style:list-level-properties text:list-level-position-and-space-mode="label-alignment">
          <style:list-level-label-alignment text:label-followed-by="listtab" text:list-tab-stop-position="60.00000000000pt" fo:text-indent="10.00000000000pt" fo:margin-left="50.00000000000pt"/>
        </style:list-level-properties>
      </text:list-level-style-number>
      <text:list-level-style-number text:start-value="1" text:display-levels="1" style:num-format="1" text:level="5" style:num-suffix=".">
        <style:list-level-properties text:list-level-position-and-space-mode="label-alignment">
          <style:list-level-label-alignment text:label-followed-by="listtab" text:list-tab-stop-position="70.00000000000pt" fo:text-indent="10.00000000000pt" fo:margin-left="60.00000000000pt"/>
        </style:list-level-properties>
      </text:list-level-style-number>
      <text:list-level-style-number text:start-value="1" text:display-levels="1" style:num-format="1" text:level="6" style:num-suffix=".">
        <style:list-level-properties text:list-level-position-and-space-mode="label-alignment">
          <style:list-level-label-alignment text:label-followed-by="listtab" text:list-tab-stop-position="80.00000000000pt" fo:text-indent="10.00000000000pt" fo:margin-left="70.00000000000pt"/>
        </style:list-level-properties>
      </text:list-level-style-number>
      <text:list-level-style-number text:start-value="1" text:display-levels="1" style:num-format="1" text:level="7" style:num-suffix=".">
        <style:list-level-properties text:list-level-position-and-space-mode="label-alignment">
          <style:list-level-label-alignment text:label-followed-by="listtab" text:list-tab-stop-position="90.00000000000pt" fo:text-indent="10.00000000000pt" fo:margin-left="80.00000000000pt"/>
        </style:list-level-properties>
      </text:list-level-style-number>
      <text:list-level-style-number text:start-value="1" text:display-levels="1" style:num-format="1" text:level="8" style:num-suffix=".">
        <style:list-level-properties text:list-level-position-and-space-mode="label-alignment">
          <style:list-level-label-alignment text:label-followed-by="listtab" text:list-tab-stop-position="100.00000000000pt" fo:text-indent="10.00000000000pt" fo:margin-left="90.00000000000pt"/>
        </style:list-level-properties>
      </text:list-level-style-number>
      <text:list-level-style-number text:start-value="1" text:display-levels="1" style:num-format="1" text:level="9" style:num-suffix=".">
        <style:list-level-properties text:list-level-position-and-space-mode="label-alignment">
          <style:list-level-label-alignment text:label-followed-by="listtab" text:list-tab-stop-position="110.00000000000pt" fo:text-indent="10.00000000000pt" fo:margin-left="100.00000000000pt"/>
        </style:list-level-properties>
      </text:list-level-style-number>
      <text:list-level-style-number text:start-value="1" text:display-levels="1" style:num-format="1" text:level="10" style:num-suffix=".">
        <style:list-level-properties text:list-level-position-and-space-mode="label-alignment">
          <style:list-level-label-alignment text:label-followed-by="listtab" text:list-tab-stop-position="120.00000000000pt" fo:text-indent="10.00000000000pt" fo:margin-left="110.00000000000pt"/>
        </style:list-level-properties>
      </text:list-level-style-number>
    </text:list-style>
    <text:list-style style:name="L14">
      <text:list-level-style-bullet text:bullet-char="●" text:level="1" style:num-prefix="" style:num-suffix="">
        <style:list-level-properties text:list-level-position-and-space-mode="label-alignment">
          <style:list-level-label-alignment text:label-followed-by="listtab" text:list-tab-stop-position="30.00000000000pt" fo:text-indent="10.00000000000pt" fo:margin-left="20.00000000000pt"/>
        </style:list-level-properties>
      </text:list-level-style-bullet>
      <text:list-level-style-number text:start-value="1" text:display-levels="1" style:num-format="1" text:level="2" style:num-suffix=".">
        <style:list-level-properties text:list-level-position-and-space-mode="label-alignment">
          <style:list-level-label-alignment text:label-followed-by="listtab" text:list-tab-stop-position="40.00000000000pt" fo:text-indent="10.00000000000pt" fo:margin-left="30.00000000000pt"/>
        </style:list-level-properties>
      </text:list-level-style-number>
      <text:list-level-style-number text:start-value="1" text:display-levels="1" style:num-format="1" text:level="3" style:num-suffix=".">
        <style:list-level-properties text:list-level-position-and-space-mode="label-alignment">
          <style:list-level-label-alignment text:label-followed-by="listtab" text:list-tab-stop-position="50.00000000000pt" fo:text-indent="10.00000000000pt" fo:margin-left="40.00000000000pt"/>
        </style:list-level-properties>
      </text:list-level-style-number>
      <text:list-level-style-number text:start-value="1" text:display-levels="1" style:num-format="1" text:level="4" style:num-suffix=".">
        <style:list-level-properties text:list-level-position-and-space-mode="label-alignment">
          <style:list-level-label-alignment text:label-followed-by="listtab" text:list-tab-stop-position="60.00000000000pt" fo:text-indent="10.00000000000pt" fo:margin-left="50.00000000000pt"/>
        </style:list-level-properties>
      </text:list-level-style-number>
      <text:list-level-style-number text:start-value="1" text:display-levels="1" style:num-format="1" text:level="5" style:num-suffix=".">
        <style:list-level-properties text:list-level-position-and-space-mode="label-alignment">
          <style:list-level-label-alignment text:label-followed-by="listtab" text:list-tab-stop-position="70.00000000000pt" fo:text-indent="10.00000000000pt" fo:margin-left="60.00000000000pt"/>
        </style:list-level-properties>
      </text:list-level-style-number>
      <text:list-level-style-number text:start-value="1" text:display-levels="1" style:num-format="1" text:level="6" style:num-suffix=".">
        <style:list-level-properties text:list-level-position-and-space-mode="label-alignment">
          <style:list-level-label-alignment text:label-followed-by="listtab" text:list-tab-stop-position="80.00000000000pt" fo:text-indent="10.00000000000pt" fo:margin-left="70.00000000000pt"/>
        </style:list-level-properties>
      </text:list-level-style-number>
      <text:list-level-style-number text:start-value="1" text:display-levels="1" style:num-format="1" text:level="7" style:num-suffix=".">
        <style:list-level-properties text:list-level-position-and-space-mode="label-alignment">
          <style:list-level-label-alignment text:label-followed-by="listtab" text:list-tab-stop-position="90.00000000000pt" fo:text-indent="10.00000000000pt" fo:margin-left="80.00000000000pt"/>
        </style:list-level-properties>
      </text:list-level-style-number>
      <text:list-level-style-number text:start-value="1" text:display-levels="1" style:num-format="1" text:level="8" style:num-suffix=".">
        <style:list-level-properties text:list-level-position-and-space-mode="label-alignment">
          <style:list-level-label-alignment text:label-followed-by="listtab" text:list-tab-stop-position="100.00000000000pt" fo:text-indent="10.00000000000pt" fo:margin-left="90.00000000000pt"/>
        </style:list-level-properties>
      </text:list-level-style-number>
      <text:list-level-style-number text:start-value="1" text:display-levels="1" style:num-format="1" text:level="9" style:num-suffix=".">
        <style:list-level-properties text:list-level-position-and-space-mode="label-alignment">
          <style:list-level-label-alignment text:label-followed-by="listtab" text:list-tab-stop-position="110.00000000000pt" fo:text-indent="10.00000000000pt" fo:margin-left="100.00000000000pt"/>
        </style:list-level-properties>
      </text:list-level-style-number>
      <text:list-level-style-number text:start-value="1" text:display-levels="1" style:num-format="1" text:level="10" style:num-suffix=".">
        <style:list-level-properties text:list-level-position-and-space-mode="label-alignment">
          <style:list-level-label-alignment text:label-followed-by="listtab" text:list-tab-stop-position="120.00000000000pt" fo:text-indent="10.00000000000pt" fo:margin-left="110.00000000000pt"/>
        </style:list-level-properties>
      </text:list-level-style-number>
    </text:list-style>
    <text:list-style style:name="L15">
      <text:list-level-style-bullet text:bullet-char="●" text:level="1" style:num-prefix="" style:num-suffix="">
        <style:list-level-properties text:list-level-position-and-space-mode="label-alignment">
          <style:list-level-label-alignment text:label-followed-by="listtab" text:list-tab-stop-position="30.00000000000pt" fo:text-indent="10.00000000000pt" fo:margin-left="20.00000000000pt"/>
        </style:list-level-properties>
      </text:list-level-style-bullet>
      <text:list-level-style-number text:start-value="1" text:display-levels="1" style:num-format="1" text:level="2" style:num-suffix=".">
        <style:list-level-properties text:list-level-position-and-space-mode="label-alignment">
          <style:list-level-label-alignment text:label-followed-by="listtab" text:list-tab-stop-position="40.00000000000pt" fo:text-indent="10.00000000000pt" fo:margin-left="30.00000000000pt"/>
        </style:list-level-properties>
      </text:list-level-style-number>
      <text:list-level-style-number text:start-value="1" text:display-levels="1" style:num-format="1" text:level="3" style:num-suffix=".">
        <style:list-level-properties text:list-level-position-and-space-mode="label-alignment">
          <style:list-level-label-alignment text:label-followed-by="listtab" text:list-tab-stop-position="50.00000000000pt" fo:text-indent="10.00000000000pt" fo:margin-left="40.00000000000pt"/>
        </style:list-level-properties>
      </text:list-level-style-number>
      <text:list-level-style-number text:start-value="1" text:display-levels="1" style:num-format="1" text:level="4" style:num-suffix=".">
        <style:list-level-properties text:list-level-position-and-space-mode="label-alignment">
          <style:list-level-label-alignment text:label-followed-by="listtab" text:list-tab-stop-position="60.00000000000pt" fo:text-indent="10.00000000000pt" fo:margin-left="50.00000000000pt"/>
        </style:list-level-properties>
      </text:list-level-style-number>
      <text:list-level-style-number text:start-value="1" text:display-levels="1" style:num-format="1" text:level="5" style:num-suffix=".">
        <style:list-level-properties text:list-level-position-and-space-mode="label-alignment">
          <style:list-level-label-alignment text:label-followed-by="listtab" text:list-tab-stop-position="70.00000000000pt" fo:text-indent="10.00000000000pt" fo:margin-left="60.00000000000pt"/>
        </style:list-level-properties>
      </text:list-level-style-number>
      <text:list-level-style-number text:start-value="1" text:display-levels="1" style:num-format="1" text:level="6" style:num-suffix=".">
        <style:list-level-properties text:list-level-position-and-space-mode="label-alignment">
          <style:list-level-label-alignment text:label-followed-by="listtab" text:list-tab-stop-position="80.00000000000pt" fo:text-indent="10.00000000000pt" fo:margin-left="70.00000000000pt"/>
        </style:list-level-properties>
      </text:list-level-style-number>
      <text:list-level-style-number text:start-value="1" text:display-levels="1" style:num-format="1" text:level="7" style:num-suffix=".">
        <style:list-level-properties text:list-level-position-and-space-mode="label-alignment">
          <style:list-level-label-alignment text:label-followed-by="listtab" text:list-tab-stop-position="90.00000000000pt" fo:text-indent="10.00000000000pt" fo:margin-left="80.00000000000pt"/>
        </style:list-level-properties>
      </text:list-level-style-number>
      <text:list-level-style-number text:start-value="1" text:display-levels="1" style:num-format="1" text:level="8" style:num-suffix=".">
        <style:list-level-properties text:list-level-position-and-space-mode="label-alignment">
          <style:list-level-label-alignment text:label-followed-by="listtab" text:list-tab-stop-position="100.00000000000pt" fo:text-indent="10.00000000000pt" fo:margin-left="90.00000000000pt"/>
        </style:list-level-properties>
      </text:list-level-style-number>
      <text:list-level-style-number text:start-value="1" text:display-levels="1" style:num-format="1" text:level="9" style:num-suffix=".">
        <style:list-level-properties text:list-level-position-and-space-mode="label-alignment">
          <style:list-level-label-alignment text:label-followed-by="listtab" text:list-tab-stop-position="110.00000000000pt" fo:text-indent="10.00000000000pt" fo:margin-left="100.00000000000pt"/>
        </style:list-level-properties>
      </text:list-level-style-number>
      <text:list-level-style-number text:start-value="1" text:display-levels="1" style:num-format="1" text:level="10" style:num-suffix=".">
        <style:list-level-properties text:list-level-position-and-space-mode="label-alignment">
          <style:list-level-label-alignment text:label-followed-by="listtab" text:list-tab-stop-position="120.00000000000pt" fo:text-indent="10.00000000000pt" fo:margin-left="110.00000000000pt"/>
        </style:list-level-properties>
      </text:list-level-style-number>
    </text:list-style>
  </office:automatic-styles>
  <office:body>
    <office:text>
      <text:tracked-changes text:track-changes="false"/>
      <text:p text:style-name="P1"><text:bookmark-ref text:ref-name="ttps://www.kaggle.com/c/rossmann-store-sales"><text:span text:style-name="T1">￼</text:span></text:bookmark-ref><text:s/></text:p>
      <text:p text:style-name="P2">$35,000 •<text:s/><text:bookmark-ref text:ref-name="ttps://www.kaggle.com/c/rossmann-store-sales/leaderboard"><text:span text:style-name="T1">2,869 teams</text:span></text:bookmark-ref><text:s/></text:p>
      <text:p text:style-name="P3"><text:bookmark-ref text:ref-name="ttps://www.kaggle.com/c/rossmann-store-sales"><text:span text:style-name="T1">Rossmann Store Sales</text:span></text:bookmark-ref><text:s/></text:p>
      <text:p text:style-name="P4">Merger and 1st Submission Deadline<text:s/></text:p>
      <text:p text:style-name="P1">Wed 30 Sep 2015<text:s/></text:p>
      <text:p text:style-name="P1">Mon 14 Dec 2015<text:s/>(20 days to go)<text:s/></text:p>
      <text:p text:style-name="P3">Dashboard<text:s/></text:p>
      <text:list text:style-name="L7" xml:id="list-3bd45513-aab8-4f2b-9b2c-f5967c20359f">
        <text:list-item>
          <text:p text:style-name="P5"><text:bookmark-ref text:ref-name="ttps://www.kaggle.com/c/rossmann-store-sales"><text:span text:style-name="T1">Home</text:span></text:bookmark-ref><text:s/></text:p>
        </text:list-item>
      </text:list>
      <text:list text:style-name="L8" xml:id="list-8a89cc75-b0f2-41de-9a9a-2f08a130df32">
        <text:list-item>
          <text:list text:style-name="L8" xml:id="list-2e6875d3-1818-423c-b31b-4ce119c0d398">
            <text:list-item>
              <text:p text:style-name="P1"><text:bookmark-ref text:ref-name="ttps://www.kaggle.com/c/rossmann-store-sales/data"><text:span text:style-name="T1">Data</text:span></text:bookmark-ref><text:s/></text:p>
            </text:list-item>
            <text:list-item>
              <text:p text:style-name="P1"><text:bookmark-ref text:ref-name="ttps://www.kaggle.com/c/rossmann-store-sales/submit"><text:span text:style-name="T1">Make a submission</text:span></text:bookmark-ref><text:s/></text:p>
            </text:list-item>
          </text:list>
        </text:list-item>
      </text:list>
      <text:list text:style-name="L7" xml:id="list-95ea4fed-ad43-4303-9a5b-f90e8aee8a85">
        <text:list-item>
          <text:p text:style-name="P1">Information<text:s/></text:p>
        </text:list-item>
      </text:list>
      <text:list text:style-name="L9" xml:id="list-431aa631-67ad-4507-bec4-20ff7f8baed5">
        <text:list-item>
          <text:list text:style-name="L9" xml:id="list-7a7f16e1-514b-4303-95d0-57bcbe518ecf">
            <text:list-item>
              <text:p text:style-name="P1"><text:bookmark-ref text:ref-name="ttps://www.kaggle.com/c/rossmann-store-sales"><text:span text:style-name="T1">Description</text:span></text:bookmark-ref><text:s/></text:p>
            </text:list-item>
            <text:list-item>
              <text:p text:style-name="P1"><text:bookmark-ref text:ref-name="ttps://www.kaggle.com/c/rossmann-store-sales/details/evaluation"><text:span text:style-name="T1">Evaluation</text:span></text:bookmark-ref><text:s/></text:p>
            </text:list-item>
            <text:list-item>
              <text:p text:style-name="P1"><text:bookmark-ref text:ref-name="ttps://www.kaggle.com/c/rossmann-store-sales/rules"><text:span text:style-name="T1">Rules</text:span></text:bookmark-ref><text:s/></text:p>
            </text:list-item>
            <text:list-item>
              <text:p text:style-name="P1"><text:bookmark-ref text:ref-name="ttps://www.kaggle.com/c/rossmann-store-sales/details/prizes"><text:span text:style-name="T1">Prizes</text:span></text:bookmark-ref><text:s/></text:p>
            </text:list-item>
            <text:list-item>
              <text:p text:style-name="P1"><text:bookmark-ref text:ref-name="ttps://www.kaggle.com/c/rossmann-store-sales/details/timeline"><text:span text:style-name="T1">Timeline</text:span></text:bookmark-ref><text:s/></text:p>
            </text:list-item>
          </text:list>
        </text:list-item>
      </text:list>
      <text:list text:style-name="L7" xml:id="list-c610c3e8-885f-4209-90c1-6976062a3d13">
        <text:list-item>
          <text:p text:style-name="P1"><text:bookmark-ref text:ref-name="ttps://www.kaggle.com/c/rossmann-store-sales/forums"><text:span text:style-name="T1">Forum</text:span></text:bookmark-ref><text:s/></text:p>
        </text:list-item>
        <text:list-item>
          <text:p text:style-name="P1"><text:bookmark-ref text:ref-name="ttps://www.kaggle.com/c/rossmann-store-sales/scripts"><text:span text:style-name="T1">Scripts</text:span></text:bookmark-ref><text:s/></text:p>
        </text:list-item>
      </text:list>
      <text:list text:style-name="L10" xml:id="list-70974d3b-0929-452d-a78f-0ae50e60181a">
        <text:list-item>
          <text:list text:style-name="L10" xml:id="list-d3a2812b-4543-44b4-b82a-14e6ad8e1259">
            <text:list-item>
              <text:p text:style-name="P1"><text:bookmark-ref text:ref-name="ttps://www.kaggle.com/c/rossmann-store-sales/scripts/new"><text:span text:style-name="T1">New Script</text:span></text:bookmark-ref><text:s/></text:p>
            </text:list-item>
            <text:list-item>
              <text:p text:style-name="P1"><text:bookmark-ref text:ref-name="ttps://www.kaggle.com/c/rossmann-store-sales/scripts/notebook"><text:span text:style-name="T1">New Notebook</text:span></text:bookmark-ref><text:s/></text:p>
            </text:list-item>
          </text:list>
        </text:list-item>
      </text:list>
      <text:list text:style-name="L7" xml:id="list-48893a30-4b19-4d0e-b257-7190a4a70dfc">
        <text:list-item>
          <text:p text:style-name="P1"><text:bookmark-ref text:ref-name="ttps://www.kaggle.com/c/rossmann-store-sales/leaderboard"><text:span text:style-name="T1">Leaderboard</text:span></text:bookmark-ref><text:s/></text:p>
        </text:list-item>
        <text:list-item>
          <text:p text:style-name="P6"><text:bookmark-ref text:ref-name="ttps://www.kaggle.com/c/rossmann-store-sales/submissions"><text:span text:style-name="T1">My Submissions</text:span></text:bookmark-ref><text:s/></text:p>
        </text:list-item>
      </text:list>
      <text:p text:style-name="P3"><text:bookmark-ref text:ref-name="ttps://www.kaggle.com/c/rossmann-store-sales/leaderboard"><text:span text:style-name="T1">L</text:span></text:bookmark-ref><text:span text:style-name="T1">eaderboard</text:span><text:s/></text:p>
      <text:list text:style-name="L11" xml:id="list-08e6dd1c-c4ac-4d37-a1f1-274e3dd37a82">
        <text:list-item>
          <text:number>1</text:number>
          <text:p text:style-name="P5">Gert<text:s/></text:p>
        </text:list-item>
        <text:list-item>
          <text:number>2</text:number>
          <text:p text:style-name="P1">SDN<text:s/></text:p>
        </text:list-item>
        <text:list-item>
          <text:number>3</text:number>
          <text:p text:style-name="P1">FOols w/ ToOls<text:s/></text:p>
        </text:list-item>
        <text:list-item>
          <text:number>4</text:number>
          <text:p text:style-name="P1">HassanAbdulQayyum<text:s/></text:p>
        </text:list-item>
        <text:list-item>
          <text:number>5</text:number>
          <text:p text:style-name="P1">Objective Partners<text:s/></text:p>
        </text:list-item>
        <text:list-item>
          <text:number>6</text:number>
          <text:p text:style-name="P1">MAX-CON DATA SCIENCE<text:s/></text:p>
        </text:list-item>
        <text:list-item>
          <text:number>7</text:number>
          <text:p text:style-name="P1">BaCuDan &amp; GM &amp; onthehilluu<text:s/></text:p>
        </text:list-item>
        <text:list-item>
          <text:number>8</text:number>
          <text:p text:style-name="P1">Oleg Agapkin &amp; Sergey Makarevich<text:s/></text:p>
        </text:list-item>
        <text:list-item>
          <text:number>9</text:number>
          <text:p text:style-name="P1">Tobias Wolfanger<text:s/></text:p>
        </text:list-item>
        <text:list-item>
          <text:number>10</text:number>
          <text:p text:style-name="P6">RHINODAVEB<text:s/></text:p>
        </text:list-item>
      </text:list>
      <text:p text:style-name="P3"><text:bookmark-ref text:ref-name="ttps://www.kaggle.com/c/rossmann-store-sales/scripts"><text:span text:style-name="T1">1</text:span></text:bookmark-ref><text:span text:style-name="T1">,688 Scripts</text:span><text:s/></text:p>
      <text:list text:style-name="L12" xml:id="list-81e3a759-2a8f-4848-970a-8fef3d05e4cb">
        <text:list-item>
          <text:p text:style-name="P5"><text:bookmark-ref text:ref-name="ttps://www.kaggle.com/cast42/rossmann-store-sales/xgboost-in-python-with-rmspe-v2"><text:span text:style-name="T1">XGBoost Feature Importance</text:span></text:bookmark-ref><text:s/></text:p>
        </text:list-item>
      </text:list>
      <text:p text:style-name="P1">22 Votes / 3 days ago / Python<text:s/></text:p>
      <text:list text:style-name="L12" xml:id="list-9af40660-7cb1-48ff-a07d-4d0d733d8e01">
        <text:list-item>
          <text:p text:style-name="P1"><text:bookmark-ref text:ref-name="ttps://www.kaggle.com/shearerp/rossmann-store-sales/interactive-sales-visualization"><text:span text:style-name="T1">Interactive Sales Visualization!</text:span></text:bookmark-ref><text:s/></text:p>
        </text:list-item>
      </text:list>
      <text:p text:style-name="P1">73 Votes / 26 days ago / RMarkdown<text:s/></text:p>
      <text:list text:style-name="L12" xml:id="list-8b986386-a496-48a6-b74e-0d594650e6ae">
        <text:list-item>
          <text:p text:style-name="P1"><text:bookmark-ref text:ref-name="ttps://www.kaggle.com/omarelgabry/rossmann-store-sales/a-journey-through-rossmann-stores"><text:span text:style-name="T1">A Journey through Rossmann Stores</text:span></text:bookmark-ref><text:s/></text:p>
        </text:list-item>
      </text:list>
      <text:p text:style-name="P1">14 Votes / 4 days ago / Python<text:s/></text:p>
      <text:list text:style-name="L12" xml:id="list-cc383c15-0af6-4439-b81e-bc86722bb6f1">
        <text:list-item>
          <text:p text:style-name="P1"><text:bookmark-ref text:ref-name="ttps://www.kaggle.com/thie1e/rossmann-store-sales/exploratory-analysis-rossmann"><text:span text:style-name="T1">Exploratory Analysis Rossmann</text:span></text:bookmark-ref><text:s/></text:p>
        </text:list-item>
      </text:list>
      <text:p text:style-name="P1">176 Votes / 42 days ago / RMarkdown<text:s/></text:p>
      <text:list text:style-name="L12" xml:id="list-d3596e12-f9ae-4ba3-82a9-e67eb464b823">
        <text:list-item>
          <text:p text:style-name="P1"><text:bookmark-ref text:ref-name="ttps://www.kaggle.com/nsecord/rossmann-store-sales/filling-gaps-in-the-training-set"><text:span text:style-name="T1">Filling Gaps in the Training Set</text:span></text:bookmark-ref><text:s/></text:p>
        </text:list-item>
      </text:list>
      <text:p text:style-name="P1">48 Votes / 34 days ago / RMarkdown<text:s/></text:p>
      <text:list text:style-name="L12" xml:id="list-5277392b-0675-4c08-9fc4-dee4be118d3d">
        <text:list-item>
          <text:p text:style-name="P7"><text:bookmark-ref text:ref-name="ttps://www.kaggle.com/cast42/rossmann-store-sales/xgboost-extra-features"><text:span text:style-name="T1">XGBoost + extra features</text:span></text:bookmark-ref><text:s/></text:p>
        </text:list-item>
      </text:list>
      <text:p text:style-name="P1">5 Votes / 4 days ago / Python<text:s/></text:p>
      <text:p text:style-name="P3"><text:bookmark-ref text:ref-name="ttps://www.kaggle.com/c/rossmann-store-sales/forums"><text:span text:style-name="T1">F</text:span></text:bookmark-ref><text:span text:style-name="T1">orum (176 topics)</text:span><text:s/></text:p>
      <text:list text:style-name="L13" xml:id="list-ad28c953-6f1d-41fe-bba8-e1f375b8bb57">
        <text:list-item>
          <text:p text:style-name="P5"><text:bookmark-ref text:ref-name="ttps://www.kaggle.com/c/rossmann-store-sales/forums/t/17550/more-i-create-new-features-results-poor-lb/99441#post99441"><text:span text:style-name="T1">more I create new features results poor lb<text:s/></text:span></text:bookmark-ref></text:p>
        </text:list-item>
      </text:list>
      <text:p text:style-name="P1">6 minutes ago<text:s/></text:p>
      <text:list text:style-name="L13" xml:id="list-35c9143f-1a88-4e37-8619-6e70dfa2e345">
        <text:list-item>
          <text:p text:style-name="P1"><text:bookmark-ref text:ref-name="ttps://www.kaggle.com/c/rossmann-store-sales/forums/t/17553/anyone-teamup/99426#post99426"><text:span text:style-name="T1">Anyone teamup?</text:span></text:bookmark-ref><text:s/></text:p>
        </text:list-item>
      </text:list>
      <text:p text:style-name="P1">4 hours ago<text:s/></text:p>
      <text:list text:style-name="L13" xml:id="list-3c71253f-fe64-4f56-a0a8-af027737038c">
        <text:list-item>
          <text:p text:style-name="P1"><text:bookmark-ref text:ref-name="ttps://www.kaggle.com/c/rossmann-store-sales/forums/t/17302/store-type/99399#post99399"><text:span text:style-name="T1">Store type</text:span></text:bookmark-ref><text:s/></text:p>
        </text:list-item>
      </text:list>
      <text:p text:style-name="P1">12 hours ago<text:s/></text:p>
      <text:list text:style-name="L13" xml:id="list-6caee1d3-3d4c-439c-8465-32d6597eb452">
        <text:list-item>
          <text:p text:style-name="P1"><text:bookmark-ref text:ref-name="ttps://www.kaggle.com/c/rossmann-store-sales/forums/t/17544/team-request/99389#post99389"><text:span text:style-name="T1">Team Request</text:span></text:bookmark-ref><text:s/></text:p>
        </text:list-item>
      </text:list>
      <text:p text:style-name="P1">15 hours ago<text:s/></text:p>
      <text:list text:style-name="L13" xml:id="list-4c6d829e-3fe1-4446-9f2f-11034ec3d8b8">
        <text:list-item>
          <text:p text:style-name="P1"><text:bookmark-ref text:ref-name="ttps://www.kaggle.com/bascom/rossmann-store-sales/rossmann-spectral-analysis/discussion/comment/99375#post99375"><text:span text:style-name="T1">Rossmann Spectral Analysis</text:span></text:bookmark-ref><text:s/></text:p>
        </text:list-item>
      </text:list>
      <text:p text:style-name="P1">22 hours ago<text:s/></text:p>
      <text:list text:style-name="L13" xml:id="list-a573d58c-d667-4b2e-b466-ff1325c11dd5">
        <text:list-item>
          <text:p text:style-name="P7"><text:bookmark-ref text:ref-name="ttps://www.kaggle.com/jpmiller/rossmann-store-sales/xgb-rossmanncad/discussion/comment/99374#post99374"><text:span text:style-name="T1">xGB_RossMannCAD</text:span></text:bookmark-ref><text:s/></text:p>
        </text:list-item>
      </text:list>
      <text:p text:style-name="P1">22 hours ago<text:s/></text:p>
      <text:p text:style-name="P1">teams<text:s/></text:p>
      <text:p text:style-name="P1">players<text:s/></text:p>
      <text:p text:style-name="P1">entries<text:s/></text:p>
      <text:p text:style-name="P1"><text:bookmark-ref text:ref-name="ttps://www.kaggle.com/c/rossmann-store-sales"><text:span text:style-name="T1">Competition Details</text:span></text:bookmark-ref><text:s/>»<text:s/><text:bookmark-ref text:ref-name="ttps://www.kaggle.com/c/rossmann-store-sales/data"><text:span text:style-name="T1">Get the Data</text:span></text:bookmark-ref><text:s/>»<text:s/><text:bookmark-ref text:ref-name="ttps://www.kaggle.com/c/rossmann-store-sales/submit"><text:span text:style-name="T1">Make a submission</text:span></text:bookmark-ref><text:s/></text:p>
      <text:p text:style-name="P8">Data Files<text:s/></text:p>
      <table:table table:style-name="Table1">
        <table:table-column table:style-name="Table1.A"/>
        <table:table-column table:style-name="Table1.A"/>
        <table:table-column table:style-name="Table1.A"/>
        <table:table-row>
          <table:table-cell table:number-columns-spanned="2" table:style-name="Table1.A1">
            <text:p text:style-name="P9">File Name</text:p>
          </table:table-cell>
          <table:covered-table-cell/>
          <table:table-cell table:style-name="Table1.A1">
            <text:p text:style-name="P9">Available Formats</text:p>
          </table:table-cell>
        </table:table-row>
        <table:table-row>
          <table:table-cell table:number-columns-spanned="2" table:style-name="Table1.A1">
            <text:p text:style-name="P10">sample_submission.csv</text:p>
          </table:table-cell>
          <table:covered-table-cell/>
          <table:table-cell table:style-name="Table1.A1">
            <text:p text:style-name="P10"><text:bookmark-ref text:ref-name="ttps://www.kaggle.com/c/rossmann-store-sales/download/sample_submission.csv.zip"><text:span text:style-name="T1">.</text:span></text:bookmark-ref><text:span text:style-name="T1">zip (55.25 kb)</text:span><text:s/></text:p>
          </table:table-cell>
        </table:table-row>
        <table:table-row>
          <table:table-cell table:number-columns-spanned="2" table:style-name="Table1.A1">
            <text:p text:style-name="P10">store.csv</text:p>
          </table:table-cell>
          <table:covered-table-cell/>
          <table:table-cell table:style-name="Table1.A1">
            <text:p text:style-name="P10"><text:bookmark-ref text:ref-name="ttps://www.kaggle.com/c/rossmann-store-sales/download/store.csv.zip"><text:span text:style-name="T1">.</text:span></text:bookmark-ref><text:span text:style-name="T1">zip (8.33 kb)</text:span><text:s/></text:p>
          </table:table-cell>
        </table:table-row>
        <table:table-row>
          <table:table-cell table:number-columns-spanned="2" table:style-name="Table1.A1">
            <text:p text:style-name="P10">test.csv</text:p>
          </table:table-cell>
          <table:covered-table-cell/>
          <table:table-cell table:style-name="Table1.A1">
            <text:p text:style-name="P10"><text:bookmark-ref text:ref-name="ttps://www.kaggle.com/c/rossmann-store-sales/download/test.csv.zip"><text:span text:style-name="T1">.</text:span></text:bookmark-ref><text:span text:style-name="T1">zip (143.25 kb)</text:span><text:s/></text:p>
          </table:table-cell>
        </table:table-row>
        <table:table-row>
          <table:table-cell table:number-columns-spanned="2" table:style-name="Table1.A1">
            <text:p text:style-name="P10">train.csv</text:p>
          </table:table-cell>
          <table:covered-table-cell/>
          <table:table-cell table:style-name="Table1.A1">
            <text:p text:style-name="P10"><text:bookmark-ref text:ref-name="ttps://www.kaggle.com/c/rossmann-store-sales/download/train.csv.zip"><text:span text:style-name="T1">.</text:span></text:bookmark-ref><text:span text:style-name="T1">zip (5.66 mb)</text:span><text:s/></text:p>
          </table:table-cell>
        </table:table-row>
      </table:table>
      <text:p text:style-name="P1"/>
      <text:p text:style-name="P11">You are provided with historical sales data for 1,115 Rossmann stores. The task is to forecast the "Sales" column for the test set. Note that some stores in the dataset were temporarily closed for refurbishment.</text:p>
      <text:p text:style-name="P8">Files</text:p>
      <text:list text:style-name="L14" xml:id="list-18df2714-c5b1-4446-8133-19eebb2b2d25">
        <text:list-item>
          <text:p text:style-name="P5"><text:span text:style-name="T2">train.csv</text:span><text:s/>- historical data including Sales</text:p>
        </text:list-item>
        <text:list-item>
          <text:p text:style-name="P1"><text:span text:style-name="T2">test.csv</text:span><text:s/>- historical data excluding Sales</text:p>
        </text:list-item>
        <text:list-item>
          <text:p text:style-name="P1"><text:span text:style-name="T2">sample_submission.csv</text:span><text:s/>- a sample submission file in the correct format</text:p>
        </text:list-item>
        <text:list-item>
          <text:p text:style-name="P6"><text:span text:style-name="T2">store.csv</text:span><text:s/>- supplemental information about the stores</text:p>
        </text:list-item>
      </text:list>
      <text:p text:style-name="P8">Data fields</text:p>
      <text:p text:style-name="P11">Most of the fields are self-explanatory. The following are descriptions for those that aren't.</text:p>
      <text:list text:style-name="L15" xml:id="list-24760d35-cc9f-42fc-8099-0c086b974812">
        <text:list-item>
          <text:p text:style-name="P5"><text:span text:style-name="T2">Id</text:span><text:s/>- an Id that represents a (Store, Date) duple within the test set</text:p>
        </text:list-item>
        <text:list-item>
          <text:p text:style-name="P1"><text:span text:style-name="T2">Store</text:span><text:s/>- a unique Id for each store</text:p>
        </text:list-item>
        <text:list-item>
          <text:p text:style-name="P1"><text:span text:style-name="T2">Sales</text:span><text:s/>- the turnover for any given day (this is what you are predicting)</text:p>
        </text:list-item>
        <text:list-item>
          <text:p text:style-name="P1"><text:span text:style-name="T2">Customers</text:span><text:s/>- the number of customers on a given day</text:p>
        </text:list-item>
        <text:list-item>
          <text:p text:style-name="P1"><text:span text:style-name="T2">Open</text:span><text:s/>- an indicator for whether the store was open: 0 = closed, 1 = open</text:p>
        </text:list-item>
        <text:list-item>
          <text:p text:style-name="P1"><text:span text:style-name="T2">StateHoliday</text:span><text:s/>- indicates a state holiday. Normally all stores, with few exceptions, are closed on state holidays. Note that all schools are closed on public holidays and weekends. a = public holiday, b = Easter holiday, c = Christmas, 0 = None</text:p>
        </text:list-item>
        <text:list-item>
          <text:p text:style-name="P1"><text:span text:style-name="T2">SchoolHoliday</text:span><text:s/>- indicates if the (Store, Date) was affected by the closure of public schools</text:p>
        </text:list-item>
        <text:list-item>
          <text:p text:style-name="P1"><text:span text:style-name="T2">StoreType</text:span> - differentiates between 4 different store models: a, b, c, d</text:p>
        </text:list-item>
        <text:list-item>
          <text:p text:style-name="P1"><text:span text:style-name="T2">Assortment</text:span><text:s/>- describes an assortment level: a = basic, b = extra, c = extended</text:p>
        </text:list-item>
        <text:list-item>
          <text:p text:style-name="P1"><text:span text:style-name="T2">CompetitionDistance</text:span><text:s/>- distance in meters to the nearest competitor store</text:p>
        </text:list-item>
        <text:list-item>
          <text:p text:style-name="P1"><text:span text:style-name="T2">CompetitionOpenSince[Month/Year]</text:span><text:s/>- gives the approximate year and month of the time the nearest competitor was opened</text:p>
        </text:list-item>
        <text:list-item>
          <text:p text:style-name="P1"><text:span text:style-name="T2">Promo</text:span><text:s/>- indicates whether a store is running a promo on that day</text:p>
        </text:list-item>
        <text:list-item>
          <text:p text:style-name="P1"><text:span text:style-name="T2">Promo2</text:span><text:s/>- Promo2 is a continuing and consecutive promotion for some stores: 0 = store is not participating, 1 = store is participating</text:p>
        </text:list-item>
        <text:list-item>
          <text:p text:style-name="P1"><text:span text:style-name="T2">Promo2Since[Year/Week]</text:span><text:s/>- describes the year and calendar week when the store started participating in Promo2</text:p>
        </text:list-item>
        <text:list-item>
          <text:p text:style-name="P6"><text:span text:style-name="T2">PromoInterval</text:span><text:s/>- describes the consecutive intervals Promo2 is started, naming the months the promotion is started anew. E.g. "Feb,May,Aug,Nov" means each round starts in February, May, August, November of any given year for that store</text:p>
        </text:list-item>
      </text:list>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styles>
    <style:default-style style:family="paragraph">
      <style:text-properties fo:color="#000000" fo:font-family="Sans Serif" fo:font-size="12.000000000000000pt"/>
    </style:default-style>
    <style:style style:name="Footnote" style:display-name="Footnote" style:family="paragraph" style:next-style-name=""/>
    <style:style style:name="Endnote" style:display-name="Endnote" style:family="paragraph" style:next-style-name=""/>
    <style:style style:name="Bullet_20List" style:display-name="Bullet List" style:family="paragraph" style:list-style-name="L6">
      <style:text-properties fo:font-size="12.000000000000000pt"/>
    </style:style>
    <style:style style:name="Head_201" style:default-outline-level="1" style:display-name="Head 1" style:family="paragraph" style:next-style-name="Standard">
      <style:text-properties fo:font-size="20.000000000000000pt" fo:font-weight="bold"/>
    </style:style>
    <style:style style:name="Enumerated_20List" style:display-name="Enumerated List" style:family="paragraph" style:list-style-name="L4">
      <style:text-properties fo:font-size="12.000000000000000pt"/>
    </style:style>
    <style:style style:name="Head_202" style:default-outline-level="2" style:display-name="Head 2" style:family="paragraph" style:next-style-name="Standard">
      <style:text-properties fo:font-size="16.000000000000000pt" fo:font-weight="bold"/>
    </style:style>
    <style:style style:name="Head_203" style:default-outline-level="3" style:display-name="Head 3" style:family="paragraph" style:next-style-name="Standard">
      <style:text-properties fo:font-size="12.000000000000000pt" fo:font-weight="bold"/>
    </style:style>
    <style:style style:name="Standard" style:display-name="Standard" style:family="paragraph">
      <style:text-properties fo:font-size="12.000000000000000pt"/>
    </style:style>
    <style:style style:name="Document_20Title" style:display-name="Document Title" style:family="paragraph" style:next-style-name="Standard">
      <style:paragraph-properties fo:text-align="center"/>
      <style:text-properties fo:font-size="24.000000000000000pt" fo:font-weight="bold"/>
    </style:style>
    <style:style style:name="Alphabetical_20List" style:display-name="Alphabetical List" style:family="paragraph" style:list-style-name="L5">
      <style:text-properties fo:font-size="12.000000000000000pt"/>
    </style:style>
    <style:style style:name="Contents_201" style:display-name="Contents 1" style:family="paragraph">
      <style:paragraph-properties fo:margin-left="0.000000000000000pt"/>
    </style:style>
    <style:style style:name="Contents_202" style:display-name="Contents 2" style:family="paragraph">
      <style:paragraph-properties fo:margin-left="8.000000000000000pt"/>
    </style:style>
    <style:style style:name="Contents_203" style:display-name="Contents 3" style:family="paragraph">
      <style:paragraph-properties fo:margin-left="16.000000000000000pt"/>
    </style:style>
    <style:style style:name="Contents_204" style:display-name="Contents 4" style:family="paragraph">
      <style:paragraph-properties fo:margin-left="24.000000000000000pt"/>
    </style:style>
    <style:style style:name="Contents_205" style:display-name="Contents 5" style:family="paragraph">
      <style:paragraph-properties fo:margin-left="32.000000000000000pt"/>
    </style:style>
    <style:style style:name="Contents_206" style:display-name="Contents 6" style:family="paragraph">
      <style:paragraph-properties fo:margin-left="40.000000000000000pt"/>
    </style:style>
    <style:style style:name="Contents_207" style:display-name="Contents 7" style:family="paragraph">
      <style:paragraph-properties fo:margin-left="48.000000000000000pt"/>
    </style:style>
    <style:style style:name="Contents_208" style:display-name="Contents 8" style:family="paragraph">
      <style:paragraph-properties fo:margin-left="56.000000000000000pt"/>
    </style:style>
    <style:style style:name="Contents_209" style:display-name="Contents 9" style:family="paragraph">
      <style:paragraph-properties fo:margin-left="64.000000000000000pt"/>
    </style:style>
    <style:style style:name="Contents_2010" style:display-name="Contents 10" style:family="paragraph">
      <style:paragraph-properties fo:margin-left="72.000000000000000pt"/>
    </style:style>
    <style:style style:name="Bibliography_20article" style:display-name="Bibliography article" style:family="paragraph"/>
    <style:style style:name="Bibliography_20book" style:display-name="Bibliography book" style:family="paragraph"/>
    <style:style style:name="Bibliography_20booklet" style:display-name="Bibliography booklet" style:family="paragraph"/>
    <style:style style:name="Bibliography_20conference" style:display-name="Bibliography conference" style:family="paragraph"/>
    <style:style style:name="Bibliography_20email" style:display-name="Bibliography email" style:family="paragraph"/>
    <style:style style:name="Bibliography_20inbook" style:display-name="Bibliography inbook" style:family="paragraph"/>
    <style:style style:name="Bibliography_20incollection" style:display-name="Bibliography incollection" style:family="paragraph"/>
    <style:style style:name="Bibliography_20inproceedings" style:display-name="Bibliography inproceedings" style:family="paragraph"/>
    <style:style style:name="Bibliography_20journal" style:display-name="Bibliography journal" style:family="paragraph"/>
    <style:style style:name="Bibliography_20manual" style:display-name="Bibliography manual" style:family="paragraph"/>
    <style:style style:name="Bibliography_20mastersthesis" style:display-name="Bibliography mastersthesis" style:family="paragraph"/>
    <style:style style:name="Bibliography_20misc" style:display-name="Bibliography misc" style:family="paragraph"/>
    <style:style style:name="Bibliography_20phdthesis" style:display-name="Bibliography phdthesis" style:family="paragraph"/>
    <style:style style:name="Bibliography_20proceedings" style:display-name="Bibliography proceedings" style:family="paragraph"/>
    <style:style style:name="Bibliography_20techreport" style:display-name="Bibliography techreport" style:family="paragraph"/>
    <style:style style:name="Bibliography_20unpublished" style:display-name="Bibliography unpublished" style:family="paragraph"/>
    <style:style style:name="Bibliography_20www" style:display-name="Bibliography www" style:family="paragraph"/>
    <style:style style:name="Bibliography_20custom1" style:display-name="Bibliography custom1" style:family="paragraph"/>
    <style:style style:name="Bibliography_20custom2" style:display-name="Bibliography custom2" style:family="paragraph"/>
    <style:style style:name="Bibliography_20custom3" style:display-name="Bibliography custom3" style:family="paragraph"/>
    <style:style style:name="Bibliography_20custom4" style:display-name="Bibliography custom4" style:family="paragraph"/>
    <style:style style:name="Bibliography_20custom5" style:display-name="Bibliography custom5" style:family="paragraph"/>
    <style:style style:name="Footnote_20anchor" style:display-name="Footnote anchor" style:family="text">
      <style:text-properties style:text-position="super"/>
    </style:style>
    <style:style style:name="Footnote_20Symbol" style:display-name="Footnote Symbol" style:family="text"/>
    <style:style style:name="Endnote_20anchor" style:display-name="Endnote anchor" style:family="text">
      <style:text-properties style:text-position="super"/>
    </style:style>
    <style:style style:name="Endnote_20Symbol" style:display-name="Endnote Symbol" style:family="text"/>
    <text:list-style style:name="L6" style:display-name="L6">
      <text:list-level-style-bullet text:bullet-char="●" text:level="1">
        <style:list-level-properties text:list-level-position-and-space-mode="label-width-and-position" fo:text-align="start"/>
      </text:list-level-style-bullet>
    </text:list-style>
    <text:list-style style:name="L4" style:display-name="L4">
      <text:list-level-style-number text:start-value="1" text:display-levels="1" style:num-format="1" text:level="1" style:num-prefix="" style:num-suffix=".">
        <style:list-level-properties text:list-level-position-and-space-mode="label-width-and-position" fo:text-align="start"/>
      </text:list-level-style-number>
    </text:list-style>
    <text:list-style style:name="L5" style:display-name="L5">
      <text:list-level-style-number text:start-value="1" text:display-levels="1" style:num-format="a" text:level="1" style:num-prefix="" style:num-suffix=")">
        <style:list-level-properties text:list-level-position-and-space-mode="label-width-and-position" fo:text-align="start"/>
      </text:list-level-style-number>
    </text:list-style>
    <text:list-style style:name="L1" style:display-name="L1">
      <text:list-level-style-number text:start-value="1" text:display-levels="1" style:num-format="1" text:level="1" style:num-prefix="" style:num-suffix=".">
        <style:list-level-properties text:list-level-position-and-space-mode="label-width-and-position" fo:text-align="start"/>
      </text:list-level-style-number>
    </text:list-style>
    <text:list-style style:name="L2" style:display-name="L2">
      <text:list-level-style-number text:start-value="1" text:display-levels="2" style:num-format="1" text:level="2" style:num-prefix="" style:num-suffix=".">
        <style:list-level-properties text:list-level-position-and-space-mode="label-width-and-position" fo:text-align="start"/>
      </text:list-level-style-number>
    </text:list-style>
    <text:list-style style:name="L3" style:display-name="L3">
      <text:list-level-style-number text:start-value="1" text:display-levels="3" style:num-format="1" text:level="3" style:num-prefix="" style:num-suffix=".">
        <style:list-level-properties text:list-level-position-and-space-mode="label-width-and-position" fo:text-align="start"/>
      </text:list-level-style-number>
    </text:list-style>
    <text:outline-style style:name="O">
      <text:outline-level-style text:start-value="1" text:display-levels="1" style:num-format="1" text:level="1" style:num-prefix="" style:num-suffix=".">
        <style:list-level-properties text:list-level-position-and-space-mode="label-width-and-position" fo:text-align="start"/>
      </text:outline-level-style>
      <text:outline-level-style text:start-value="1" text:display-levels="2" style:num-format="1" text:level="2" style:num-prefix="" style:num-suffix=".">
        <style:list-level-properties text:list-level-position-and-space-mode="label-width-and-position" fo:text-align="start"/>
      </text:outline-level-style>
      <text:outline-level-style text:start-value="1" text:display-levels="3" style:num-format="1" text:level="3" style:num-prefix="" style:num-suffix=".">
        <style:list-level-properties text:list-level-position-and-space-mode="label-width-and-position" fo:text-align="start"/>
      </text:outline-level-style>
    </text:outline-style>
    <text:notes-configuration text:note-class="footnote" text:citation-style-name="Footnote_20_Symbol" text:citation-body-style-name="Footnote_20_anchor" text:default-style-name="Footnote" text:start-value="1" style:num-prefix="" style:num-suffix="" style:num-format="1" text:start-numbering-at="document" text:footnotes-position="page"/>
    <text:notes-configuration text:note-class="endnote" text:citation-style-name="Endnote_20_Symbol" text:citation-body-style-name="Endnote_20_anchor" text:default-style-name="Endnote" text:start-value="1" style:num-prefix="" style:num-suffix="" style:num-format="i" text:start-numbering-at="document" text:footnotes-position="page"/>
    <text:bibliography-configuration text:prefix="[" text:suffix="]" text:numbered-entries="false" text:sort-by-position="true"/>
  </office:styles>
  <office:automatic-styles>
    <style:page-layout style:name="pm1" style:page-usage="all">
      <style:page-layout-properties calligra:specialborder-bottom="none" calligra:specialborder-left="none" calligra:specialborder-right="none" calligra:specialborder-top="none" fo:border="0pt none #000000" fo:margin-bottom="41.759999999999998pt" fo:margin-left="56.880000000000003pt" fo:margin-right="56.880000000000003pt" fo:margin-top="41.759999999999998pt" fo:padding="0.000000000000000pt" fo:page-height="595.276621799999930pt" fo:page-width="841.891222259999950pt" style:print-orientation="landscape"/>
    </style:page-layout>
  </office:automatic-styles>
  <office:master-styles>
    <style:master-page style:name="Standard" style:display-name="Default" style:page-layout-name="pm1"/>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Calligra/2.9.7</meta:generator>
    <dc:title/>
    <meta:initial-creator>Unknown</meta:initial-creator>
    <meta:editing-cycles>3</meta:editing-cycles>
    <dc:date>2015-11-24T22:43:15</dc:date>
    <meta:creation-date>2008-08-22T11:41:04</meta:creation-date>
    <dc:creator>Data Scientist</dc:creator>
  </office:meta>
</office:document-meta>
</file>